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85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 table:number-columns-spanned="2" table:number-rows-spanned="1">
            <text:p>Calcul du poids sur la balance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Distance entre les deux tiges transversales</text:p>
          </table:table-cell>
          <table:table-cell table:style-name="ce3" office:value-type="float" office:value="0.2" calcext:value-type="float">
            <text:p>0.2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stance maximale de la charge</text:p>
          </table:table-cell>
          <table:table-cell table:style-name="ce3" office:value-type="float" office:value="0.6" calcext:value-type="float">
            <text:p>0.6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arge maximale</text:p>
          </table:table-cell>
          <table:table-cell table:style-name="ce3" office:value-type="float" office:value="2" calcext:value-type="float">
            <text:p>2.00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asse du chariot</text:p>
          </table:table-cell>
          <table:table-cell table:style-name="ce3" office:value-type="float" office:value="2" calcext:value-type="float">
            <text:p>2.00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Distance du centre de gravité du chariot</text:p>
          </table:table-cell>
          <table:table-cell table:style-name="ce3" office:value-type="float" office:value="0.3" calcext:value-type="float">
            <text:p>0.3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stance entre les deux roues</text:p>
          </table:table-cell>
          <table:table-cell table:style-name="ce3" office:value-type="float" office:value="0.2286" calcext:value-type="float">
            <text:p>0.2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Calcul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harge maximale</text:p>
          </table:table-cell>
          <table:table-cell table:style-name="ce3" table:formula="of:=[.B4]*9.81" office:value-type="float" office:value="19.62" calcext:value-type="float">
            <text:p>19.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oids du chariot</text:p>
          </table:table-cell>
          <table:table-cell table:style-name="ce3" table:formula="of:=[.B5]*9.81" office:value-type="float" office:value="19.62" calcext:value-type="float">
            <text:p>19.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oment engendré par le poids du chariot et la charge</text:p>
          </table:table-cell>
          <table:table-cell table:style-name="ce3" table:formula="of:=[.B10]*[.B3]+[.B11]*[.B6]" office:value-type="float" office:value="17.658" calcext:value-type="float">
            <text:p>17.66</text:p>
          </table:table-cell>
          <table:table-cell office:value-type="string" calcext:value-type="string">
            <text:p>N.m</text:p>
          </table:table-cell>
        </table:table-row>
        <table:table-row table:style-name="ro1">
          <table:table-cell office:value-type="string" calcext:value-type="string">
            <text:p>Force engendré sur la balance</text:p>
          </table:table-cell>
          <table:table-cell table:style-name="ce3" table:formula="of:=[.B12]/[.B2]" office:value-type="float" office:value="88.29" calcext:value-type="float">
            <text:p>88.2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orce engendré sur la balance en livres</text:p>
          </table:table-cell>
          <table:table-cell table:style-name="ce3" table:formula="of:=[.B13]*0.22481" office:value-type="float" office:value="19.8484749" calcext:value-type="float">
            <text:p>19.85</text:p>
          </table:table-cell>
          <table:table-cell office:value-type="string" calcext:value-type="string">
            <text:p>lb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Calcul force sur la roue</text:p>
          </table:table-cell>
          <table:table-cell table:formula="of:=[.B12]/[.B7]*0.22481" office:value-type="float" office:value="17.3652448818898" calcext:value-type="float">
            <text:p>17.3652448818898</text:p>
          </table:table-cell>
          <table:table-cell office:value-type="string" calcext:value-type="string">
            <text:p>lb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09:00:58.942796536</meta:creation-date>
    <dc:date>2020-02-19T09:59:42.459672815</dc:date>
    <meta:editing-duration>PT48M30S</meta:editing-duration>
    <meta:editing-cycles>11</meta:editing-cycles>
    <meta:generator>LibreOffice/6.0.7.3$Linux_X86_64 LibreOffice_project/00m0$Build-3</meta:generator>
    <meta:document-statistic meta:table-count="1" meta:cell-count="38" meta:object-count="0"/>
  </office:meta>
</office:document-meta>
</file>